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6pt" officeooo:paragraph-rsid="001244e5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12f34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T5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rsid="001244e5" style:font-size-asian="60pt" style:font-style-asian="normal" style:font-weight-asian="normal" style:font-size-complex="60pt" style:text-emphasize="none"/>
    </style:style>
    <style:style style:name="T6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244e5" style:font-size-asian="60pt" style:font-style-asian="normal" style:font-weight-asian="normal" style:font-size-complex="60pt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ТО обрабатывающего центра с ЧПУ INTERMAC Master 23 </text:span></text:p>
      <text:p text:style-name="P1"><text:span text:style-name="T4">инв.№55550</text:span><text:span text:style-name="T5">075</text:span><text:span text:style-name="T4"> для операторов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2"><text:soft-page-break/><text:span text:style-name="T4">ТО обрабатывающего центра с ЧПУ INTERMAC Master 23 </text:span></text:p>
      <text:p text:style-name="P2"><text:span text:style-name="T4">инв.№55550</text:span><text:span text:style-name="T5">075</text:span><text:span text:style-name="T4"> для </text:span><text:span text:style-name="T5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2M36S</meta:editing-duration>
    <meta:editing-cycles>9</meta:editing-cycles>
    <meta:generator>LibreOffice/7.3.6.2$Windows_X86_64 LibreOffice_project/c28ca90fd6e1a19e189fc16c05f8f8924961e12e</meta:generator>
    <dc:date>2022-12-01T14:12:22.752000000</dc:date>
    <meta:document-statistic meta:table-count="0" meta:image-count="0" meta:object-count="0" meta:page-count="2" meta:paragraph-count="4" meta:word-count="22" meta:character-count="157" meta:non-whitespace-character-count="137"/>
  </office:meta>
</office:document-meta>
</file>